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First_20_paragraph">GitHub Username: Team name: Today's date:</text:p>
      <text:h text:style-name="Heading_20_1" text:outline-level="1">What tools have you we worked with so far in this class?</text:h>
      <text:p text:style-name="First_20_paragraph">So far we have worked with : * GitHub * Cloud9 * Pandoc * Computer languages (CSS, html, javascript)</text:p>
      <text:h text:style-name="Heading_20_2" text:outline-level="2">Which have you found most potentially useful?</text:h>
      <text:p text:style-name="First_20_paragraph">I think that all of these are potetntially extremely useful.</text:p>
      <text:h text:style-name="Heading_20_3" text:outline-level="3">Why?</text:h>
      <text:p text:style-name="First_20_paragraph">GitHub and Cloud9 can be used in many different ways, so there are many applications and uses for them. I know that html, CSS, and javascript are also extremely useful for creating and formatting webpages. #### What tools have been the most difficult to learn? The commands in Cloud9 have been the most difficult to learn. ##### Why have they been particularly difficult to learn and use? They have been the most difficult because it is a lot of memorization. The memorization aspect is made easier by frequently practicing the commands, though. ###### What tools would you like to learn more about? I would like to learn more about javascript and html because I think they are very powerful tools that I could use in any job I have in the future.</text:p>
      <text:p text:style-name="Text_20_body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2">
        <text:list-item>
          <text:p text:style-name="P2">I want you to change the name of the file to your GitHub username.</text:p>
        </text:list-item>
        <text:list-item>
          <text:p text:style-name="P2">You will then work as a group to convert the file to HTML, DOCX, and ODT formats, per the instructions in class.</text:p>
        </text:list-item>
        <text:list-item>
          <text:p text:style-name="P2">Then I want you to add, commit, and push your changes.</text:p>
        </text:list-item>
        <text:list-item>
          <text:p text:style-name="P2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